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  <style:text-properties fo:language="en" fo:country="US"/>
    </style:style>
    <style:style style:name="P5" style:parent-style-name="Normal" style:family="paragraph">
      <style:paragraph-properties fo:text-align="justify"/>
    </style:style>
  </office:automatic-styles>
  <office:body>
    <office:text text:use-soft-page-breaks="true">
      <text:p text:style-name="P1">Image retrieving:<text:s/></text:p>
      <text:p text:style-name="P2">Is carry out using visible RGB (VIS) and near infrared (NIR) cameras.<text:s/>In the scene must include<text:s/><text:s/>BSC samples, a color chart (ColorChecker® Classic of X-Rite) and a millimetric scale to calculate pixel/millimeter ratio. Color chart provides a reference in image analysis (Fischer et al., 2012; G. L. Ritchie et al., 2008). It is very important to take all pictures of a series with same camera support configuration and with similar light conditions, because good quality in the original alignment improves results and reduces processing time.</text:p>
      <text:p text:style-name="P3">Image pre-processing:<text:s/></text:p>
      <text:p text:style-name="P4">We use ImageJ macro scripts to align each pair of NIR-VIS images and to homogenize color histograms. Alignment allow NIR-VIS pictures match perfectly for subsequent index calculation and homogenization reduces exposure differences between images. To accomplish homogenization, we select one image from each NIR/VIS series to use it as histogram reference to match the rest of histograms from its series (Fig.1 A). We use ImageJ because it is open-source, very accessible and familiar in biological sciences, fitting with our main goal of develop an accessible protocol.</text:p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nuel Molina Bustamante</meta:initial-creator>
    <dc:creator>Manuel Molina Bustamante</dc:creator>
    <meta:creation-date>2022-06-17T09:15:00Z</meta:creation-date>
    <dc:date>2022-06-17T10:59:00Z</dc:date>
    <meta:template xlink:href="Normal.dotm" xlink:type="simple"/>
    <meta:editing-cycles>1</meta:editing-cycles>
    <meta:editing-duration>PT4860S</meta:editing-duration>
    <meta:document-statistic meta:page-count="1" meta:paragraph-count="2" meta:word-count="172" meta:character-count="1154" meta:row-count="8" meta:non-whitespace-character-count="984"/>
  </office:meta>
</office:document-meta>
</file>